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Heading_20_2" style:data-style-name="N100">
      <style:table-cell-properties fo:background-color="#729fcf" fo:border="0.74pt solid #000000"/>
    </style:style>
    <style:style style:name="ce2" style:family="table-cell" style:parent-style-name="Default">
      <style:table-cell-properties fo:background-color="#729fcf" fo:border="0.74pt solid #000000"/>
    </style:style>
    <style:style style:name="ce3" style:family="table-cell" style:parent-style-name="Heading_20_2" style:data-style-name="N37">
      <style:table-cell-properties fo:background-color="#729fcf" fo:border="0.74pt solid #000000"/>
    </style:style>
    <style:style style:name="ce4" style:family="table-cell" style:parent-style-name="Default" style:data-style-name="N37">
      <style:table-cell-properties fo:background-color="#729fcf" fo:border="0.74pt solid #000000"/>
    </style:style>
    <style:style style:name="ce5" style:family="table-cell" style:parent-style-name="Heading_20_2" style:data-style-name="N63">
      <style:table-cell-properties fo:background-color="#729fcf" fo:border="0.74pt solid #000000"/>
    </style:style>
    <style:style style:name="ce6" style:family="table-cell" style:parent-style-name="Default" style:data-style-name="N63">
      <style:table-cell-properties fo:background-color="#729fcf" fo:border="0.74pt solid #000000"/>
    </style:style>
    <style:style style:name="ce7" style:family="table-cell" style:parent-style-name="Heading_20_2" style:data-style-name="N0">
      <style:table-cell-properties fo:background-color="#fff5ce" fo:border="0.74pt solid #000000"/>
    </style:style>
    <style:style style:name="ce8" style:family="table-cell" style:parent-style-name="Default" style:data-style-name="N64">
      <style:table-cell-properties fo:background-color="#fff5ce" fo:border="0.74pt solid #000000"/>
    </style:style>
    <style:style style:name="ce9" style:family="table-cell" style:parent-style-name="Default" style:data-style-name="N0">
      <style:table-cell-properties fo:background-color="#fff5ce" fo:border="0.74pt solid #000000"/>
    </style:style>
    <style:style style:name="ce10" style:family="table-cell" style:parent-style-name="Heading_20_2" style:data-style-name="N130">
      <style:table-cell-properties fo:background-color="#fff5ce" fo:border="0.74pt solid #000000"/>
    </style:style>
    <style:style style:name="ce11" style:family="table-cell" style:parent-style-name="Default" style:data-style-name="N130">
      <style:table-cell-properties fo:background-color="#fff5c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9"/>
        <table:table-column table:style-name="co3" table:default-cell-style-name="ce9"/>
        <table:table-column table:style-name="co4" table:default-cell-style-name="ce11"/>
        <table:table-column table:style-name="co2" table:default-cell-style-name="ce11"/>
        <table:table-row table:style-name="ro1">
          <table:table-cell table:style-name="ce1" office:value-type="string" calcext:value-type="string">
            <text:p>Tâche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Debut</text:p>
          </table:table-cell>
          <table:table-cell table:style-name="ce5" office:value-type="string" calcext:value-type="string">
            <text:p>Fin</text:p>
          </table:table-cell>
          <table:table-cell table:style-name="ce7" office:value-type="string" calcext:value-type="string">
            <text:p>Durée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string" calcext:value-type="string">
            <text:p>Coût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Task 1</text:p>
          </table:table-cell>
          <table:table-cell office:value-type="date" office:date-value="2024-09-03" calcext:value-type="date">
            <text:p>09/03/24</text:p>
          </table:table-cell>
          <table:table-cell office:value-type="time" office:time-value="PT1092928H43M33.999999594S" calcext:value-type="time">
            <text:p>04:43:34 PM</text:p>
          </table:table-cell>
          <table:table-cell office:value-type="time" office:time-value="PT1092929H43M20.000000931S" calcext:value-type="time">
            <text:p>05:43:20 PM</text:p>
          </table:table-cell>
          <table:table-cell table:style-name="ce8" table:formula="of:=ROUND(([.D2]-[.C2])*24*4)/24/4" office:value-type="time" office:time-value="PT01H00M00S" calcext:value-type="time">
            <text:p>01:00:00</text:p>
          </table:table-cell>
          <table:table-cell table:style-name="ce8" table:formula="of:=[.E2]" office:value-type="time" office:time-value="PT01H00M00S" calcext:value-type="time">
            <text:p>01:00:00</text:p>
          </table:table-cell>
          <table:table-cell table:formula="of:=43*((HOUR([.E2])*60+MINUTE([.E2]))/60)" office:value-type="currency" office:currency="EUR" office:value="43" calcext:value-type="currency">
            <text:p>43.00 EUR</text:p>
          </table:table-cell>
          <table:table-cell table:formula="of:=[.G2]" office:value-type="currency" office:currency="EUR" office:value="43" calcext:value-type="currency">
            <text:p>43.00 EUR</text:p>
          </table:table-cell>
        </table:table-row>
        <table:table-row table:style-name="ro2">
          <table:table-cell office:value-type="string" calcext:value-type="string">
            <text:p>Task 2</text:p>
          </table:table-cell>
          <table:table-cell office:value-type="date" office:date-value="2024-09-03" calcext:value-type="date">
            <text:p>09/03/24</text:p>
          </table:table-cell>
          <table:table-cell office:value-type="time" office:time-value="PT1092931H30M33.999999985S" calcext:value-type="time">
            <text:p>07:30:34 PM</text:p>
          </table:table-cell>
          <table:table-cell office:value-type="time" office:time-value="PT1092931H47M20.000000037S" calcext:value-type="time">
            <text:p>07:47:20 PM</text:p>
          </table:table-cell>
          <table:table-cell table:style-name="ce8" table:formula="of:=ROUND(([.D3]-[.C3])*24*4)/24/4" office:value-type="time" office:time-value="PT00H15M00S" calcext:value-type="time">
            <text:p>00:15:00</text:p>
          </table:table-cell>
          <table:table-cell table:style-name="ce8" table:formula="of:=[.F2]+[.E3]" office:value-type="time" office:time-value="PT01H15M00S" calcext:value-type="time">
            <text:p>01:15:00</text:p>
          </table:table-cell>
          <table:table-cell table:formula="of:=43*((HOUR([.E3])*60+MINUTE([.E3]))/60)" office:value-type="currency" office:currency="EUR" office:value="10.75" calcext:value-type="currency">
            <text:p>10.75 EUR</text:p>
          </table:table-cell>
          <table:table-cell table:formula="of:=[.G3]+[.H2]" office:value-type="currency" office:currency="EUR" office:value="53.75" calcext:value-type="currency">
            <text:p>53.75 EUR</text:p>
          </table:table-cell>
        </table:table-row>
        <table:table-row table:style-name="ro2">
          <table:table-cell office:value-type="string" calcext:value-type="string">
            <text:p>Task 3</text:p>
          </table:table-cell>
          <table:table-cell office:value-type="date" office:date-value="2024-09-04" calcext:value-type="date">
            <text:p>09/04/24</text:p>
          </table:table-cell>
          <table:table-cell office:value-type="time" office:time-value="PT1092951H46M48.999999706S" calcext:value-type="time">
            <text:p>03:46:49 PM</text:p>
          </table:table-cell>
          <table:table-cell office:value-type="time" office:time-value="PT1092953H00M46.000000276S" calcext:value-type="time">
            <text:p>05:00:46 PM</text:p>
          </table:table-cell>
          <table:table-cell table:style-name="ce8" table:formula="of:=ROUND(([.D4]-[.C4])*24*4)/24/4" office:value-type="time" office:time-value="PT01H15M00S" calcext:value-type="time">
            <text:p>01:15:00</text:p>
          </table:table-cell>
          <table:table-cell table:style-name="ce8" table:formula="of:=[.F3]+[.E4]" office:value-type="time" office:time-value="PT02H30M00S" calcext:value-type="time">
            <text:p>02:30:00</text:p>
          </table:table-cell>
          <table:table-cell table:formula="of:=43*((HOUR([.E4])*60+MINUTE([.E4]))/60)" office:value-type="currency" office:currency="EUR" office:value="53.75" calcext:value-type="currency">
            <text:p>53.75 EUR</text:p>
          </table:table-cell>
          <table:table-cell table:formula="of:=[.G4]+[.H3]" office:value-type="currency" office:currency="EUR" office:value="107.5" calcext:value-type="currency">
            <text:p>107.50 EUR</text:p>
          </table:table-cell>
        </table:table-row>
        <table:table-row table:style-name="ro2">
          <table:table-cell office:value-type="string" calcext:value-type="string">
            <text:p>Task 4</text:p>
          </table:table-cell>
          <table:table-cell office:value-type="date" office:date-value="2024-09-04" calcext:value-type="date">
            <text:p>09/04/24</text:p>
          </table:table-cell>
          <table:table-cell office:value-type="time" office:time-value="PT1092953H18M14.088944234S" calcext:value-type="time">
            <text:p>05:18:14 PM</text:p>
          </table:table-cell>
          <table:table-cell office:value-type="time" office:time-value="PT1092954H20M20.99999981S" calcext:value-type="time">
            <text:p>06:20:21 PM</text:p>
          </table:table-cell>
          <table:table-cell table:style-name="ce8" table:formula="of:=ROUND(([.D5]-[.C5])*24*4)/24/4" office:value-type="time" office:time-value="PT01H00M00S" calcext:value-type="time">
            <text:p>01:00:00</text:p>
          </table:table-cell>
          <table:table-cell table:style-name="ce8" table:formula="of:=[.F4]+[.E5]" office:value-type="time" office:time-value="PT03H30M00S" calcext:value-type="time">
            <text:p>03:30:00</text:p>
          </table:table-cell>
          <table:table-cell table:formula="of:=43*((HOUR([.E5])*60+MINUTE([.E5]))/60)" office:value-type="currency" office:currency="EUR" office:value="43" calcext:value-type="currency">
            <text:p>43.00 EUR</text:p>
          </table:table-cell>
          <table:table-cell table:formula="of:=[.G5]+[.H4]" office:value-type="currency" office:currency="EUR" office:value="150.5" calcext:value-type="currency">
            <text:p>150.50 EUR</text:p>
          </table:table-cell>
        </table:table-row>
        <table:table-row table:style-name="ro2">
          <table:table-cell office:value-type="string" calcext:value-type="string">
            <text:p>Task 5</text:p>
          </table:table-cell>
          <table:table-cell office:value-type="date" office:date-value="2024-09-05" calcext:value-type="date">
            <text:p>09/05/24</text:p>
          </table:table-cell>
          <table:table-cell office:value-type="time" office:time-value="PT1092976H43M23.245202266S" calcext:value-type="time">
            <text:p>04:43:23 PM</text:p>
          </table:table-cell>
          <table:table-cell office:value-type="time" office:time-value="PT1092979H24M06.207524836S" calcext:value-type="time">
            <text:p>07:24:06 PM</text:p>
          </table:table-cell>
          <table:table-cell table:style-name="ce8" table:formula="of:=ROUND(([.D6]-[.C6])*24*4)/24/4" office:value-type="time" office:time-value="PT02H45M00S" calcext:value-type="time">
            <text:p>02:45:00</text:p>
          </table:table-cell>
          <table:table-cell table:style-name="ce8" table:formula="of:=[.F5]+[.E6]" office:value-type="time" office:time-value="PT06H15M00S" calcext:value-type="time">
            <text:p>06:15:00</text:p>
          </table:table-cell>
          <table:table-cell table:formula="of:=43*((HOUR([.E6])*60+MINUTE([.E6]))/60)" office:value-type="currency" office:currency="EUR" office:value="118.25" calcext:value-type="currency">
            <text:p>118.25 EUR</text:p>
          </table:table-cell>
          <table:table-cell table:formula="of:=[.G6]+[.H5]" office:value-type="currency" office:currency="EUR" office:value="268.75" calcext:value-type="currency">
            <text:p>268.75 EUR</text:p>
          </table:table-cell>
        </table:table-row>
        <table:table-row table:style-name="ro2">
          <table:table-cell office:value-type="string" calcext:value-type="string">
            <text:p>Task 6</text:p>
          </table:table-cell>
          <table:table-cell office:value-type="date" office:date-value="2024-09-05" calcext:value-type="date">
            <text:p>09/05/24</text:p>
          </table:table-cell>
          <table:table-cell office:value-type="time" office:time-value="PT1092979H23M20.999999978S" calcext:value-type="time">
            <text:p>07:23:21 PM</text:p>
          </table:table-cell>
          <table:table-cell office:value-type="time" office:time-value="PT1092979H41M17.603531443S" calcext:value-type="time">
            <text:p>07:41:17 PM</text:p>
          </table:table-cell>
          <table:table-cell table:style-name="ce8" table:formula="of:=ROUND(([.D7]-[.C7])*24*4)/24/4" office:value-type="time" office:time-value="PT00H15M00S" calcext:value-type="time">
            <text:p>00:15:00</text:p>
          </table:table-cell>
          <table:table-cell table:style-name="ce8" table:formula="of:=[.F6]+[.E7]" office:value-type="time" office:time-value="PT06H30M00S" calcext:value-type="time">
            <text:p>06:30:00</text:p>
          </table:table-cell>
          <table:table-cell table:formula="of:=43*((HOUR([.E7])*60+MINUTE([.E7]))/60)" office:value-type="currency" office:currency="EUR" office:value="10.75" calcext:value-type="currency">
            <text:p>10.75 EUR</text:p>
          </table:table-cell>
          <table:table-cell table:formula="of:=[.G7]+[.H6]" office:value-type="currency" office:currency="EUR" office:value="279.5" calcext:value-type="currency">
            <text:p>279.50 EUR</text:p>
          </table:table-cell>
        </table:table-row>
        <table:table-row table:style-name="ro2">
          <table:table-cell office:value-type="string" calcext:value-type="string">
            <text:p>Task 7</text:p>
          </table:table-cell>
          <table:table-cell office:value-type="date" office:date-value="2024-09-06" calcext:value-type="date">
            <text:p>09/06/24</text:p>
          </table:table-cell>
          <table:table-cell office:value-type="time" office:time-value="PT1092999H44M43.595937397S" calcext:value-type="time">
            <text:p>03:44:43 PM</text:p>
          </table:table-cell>
          <table:table-cell office:value-type="time" office:time-value="PT1093002H13M01.295579486S" calcext:value-type="time">
            <text:p>06:13:01 PM</text:p>
          </table:table-cell>
          <table:table-cell table:style-name="ce8" table:formula="of:=ROUND(([.D8]-[.C8])*24*4)/24/4" office:value-type="time" office:time-value="PT02H30M00S" calcext:value-type="time">
            <text:p>02:30:00</text:p>
          </table:table-cell>
          <table:table-cell table:style-name="ce8" table:formula="of:=[.F7]+[.E8]" office:value-type="time" office:time-value="PT09H00M00S" calcext:value-type="time">
            <text:p>09:00:00</text:p>
          </table:table-cell>
          <table:table-cell table:formula="of:=43*((HOUR([.E8])*60+MINUTE([.E8]))/60)" office:value-type="currency" office:currency="EUR" office:value="107.5" calcext:value-type="currency">
            <text:p>107.50 EUR</text:p>
          </table:table-cell>
          <table:table-cell table:formula="of:=[.G8]+[.H7]" office:value-type="currency" office:currency="EUR" office:value="387" calcext:value-type="currency">
            <text:p>387.00 EUR</text:p>
          </table:table-cell>
        </table:table-row>
        <table:table-row table:style-name="ro2">
          <table:table-cell office:value-type="string" calcext:value-type="string">
            <text:p>Task 8</text:p>
          </table:table-cell>
          <table:table-cell office:value-type="date" office:date-value="2024-09-07" calcext:value-type="date">
            <text:p>09/07/24</text:p>
          </table:table-cell>
          <table:table-cell office:value-type="time" office:time-value="PT1093018H58M44.701561779S" calcext:value-type="time">
            <text:p>10:58:44 AM</text:p>
          </table:table-cell>
          <table:table-cell office:value-type="time" office:time-value="PT1093023H32M02.466988117S" calcext:value-type="time">
            <text:p>03:32:02 PM</text:p>
          </table:table-cell>
          <table:table-cell table:style-name="ce8" table:formula="of:=ROUND(([.D9]-[.C9])*24*4)/24/4" office:value-type="time" office:time-value="PT04H30M00S" calcext:value-type="time">
            <text:p>04:30:00</text:p>
          </table:table-cell>
          <table:table-cell table:style-name="ce8" table:formula="of:=[.F8]+[.E9]" office:value-type="time" office:time-value="PT13H30M00S" calcext:value-type="time">
            <text:p>13:30:00</text:p>
          </table:table-cell>
          <table:table-cell table:formula="of:=43*((HOUR([.E9])*60+MINUTE([.E9]))/60)" office:value-type="currency" office:currency="EUR" office:value="193.5" calcext:value-type="currency">
            <text:p>193.50 EUR</text:p>
          </table:table-cell>
          <table:table-cell table:formula="of:=[.G9]+[.H8]" office:value-type="currency" office:currency="EUR" office:value="580.5" calcext:value-type="currency">
            <text:p>580.50 EUR</text:p>
          </table:table-cell>
        </table:table-row>
        <table:table-row table:style-name="ro2">
          <table:table-cell office:value-type="string" calcext:value-type="string">
            <text:p>Task 9</text:p>
          </table:table-cell>
          <table:table-cell office:value-type="date" office:date-value="2024-09-07" calcext:value-type="date">
            <text:p>09/07/24</text:p>
          </table:table-cell>
          <table:table-cell office:value-type="time" office:time-value="PT1093028H30M33.840879612S" calcext:value-type="time">
            <text:p>08:30:33 PM</text:p>
          </table:table-cell>
          <table:table-cell office:value-type="time" office:time-value="PT1093032H15M04.762645997S" calcext:value-type="time">
            <text:p>12:15:04 AM</text:p>
          </table:table-cell>
          <table:table-cell table:style-name="ce8" table:formula="of:=ROUND(([.D10]-[.C10])*24*4)/24/4" office:value-type="time" office:time-value="PT03H45M00S" calcext:value-type="time">
            <text:p>03:45:00</text:p>
          </table:table-cell>
          <table:table-cell table:style-name="ce8" table:formula="of:=[.F9]+[.E10]" office:value-type="time" office:time-value="PT17H15M00S" calcext:value-type="time">
            <text:p>17:15:00</text:p>
          </table:table-cell>
          <table:table-cell table:formula="of:=43*((HOUR([.E10])*60+MINUTE([.E10]))/60)" office:value-type="currency" office:currency="EUR" office:value="161.25" calcext:value-type="currency">
            <text:p>161.25 EUR</text:p>
          </table:table-cell>
          <table:table-cell table:formula="of:=[.G10]+[.H9]" office:value-type="currency" office:currency="EUR" office:value="741.75" calcext:value-type="currency">
            <text:p>741.75 EUR</text:p>
          </table:table-cell>
        </table:table-row>
        <table:table-row table:style-name="ro2">
          <table:table-cell office:value-type="string" calcext:value-type="string">
            <text:p>Task 10</text:p>
          </table:table-cell>
          <table:table-cell office:value-type="date" office:date-value="2024-09-10" calcext:value-type="date">
            <text:p>09/10/24</text:p>
          </table:table-cell>
          <table:table-cell office:value-type="time" office:time-value="PT1093097H40M04.65551801S" calcext:value-type="time">
            <text:p>05:40:04 PM</text:p>
          </table:table-cell>
          <table:table-cell office:value-type="time" office:time-value="PT1093098H10M21.999999974S" calcext:value-type="time">
            <text:p>06:10:22 PM</text:p>
          </table:table-cell>
          <table:table-cell table:style-name="ce8" table:formula="of:=ROUND(([.D11]-[.C11])*24*4)/24/4" office:value-type="time" office:time-value="PT00H30M00S" calcext:value-type="time">
            <text:p>00:30:00</text:p>
          </table:table-cell>
          <table:table-cell table:style-name="ce8" table:formula="of:=0+[.E11]" office:value-type="time" office:time-value="PT00H30M00S" calcext:value-type="time">
            <text:p>00:30:00</text:p>
          </table:table-cell>
          <table:table-cell table:formula="of:=43*((HOUR([.E11])*60+MINUTE([.E11]))/60)" office:value-type="currency" office:currency="EUR" office:value="21.5" calcext:value-type="currency">
            <text:p>21.50 EUR</text:p>
          </table:table-cell>
          <table:table-cell table:formula="of:=[.G11]" office:value-type="currency" office:currency="EUR" office:value="21.5" calcext:value-type="currency">
            <text:p>21.50 EUR</text:p>
          </table:table-cell>
        </table:table-row>
        <table:table-row table:style-name="ro2">
          <table:table-cell office:value-type="string" calcext:value-type="string">
            <text:p>Task 11</text:p>
          </table:table-cell>
          <table:table-cell office:value-type="date" office:date-value="2024-09-10" calcext:value-type="date">
            <text:p>09/10/24</text:p>
          </table:table-cell>
          <table:table-cell office:value-type="time" office:time-value="PT1093098H25M50.901332684S" calcext:value-type="time">
            <text:p>06:25:50 PM</text:p>
          </table:table-cell>
          <table:table-cell office:value-type="time" office:time-value="PT1093100H08M12.914294824S" calcext:value-type="time">
            <text:p>08:08:12 PM</text:p>
          </table:table-cell>
          <table:table-cell table:style-name="ce8" table:formula="of:=ROUND(([.D12]-[.C12])*24*4)/24/4" office:value-type="time" office:time-value="PT01H45M00S" calcext:value-type="time">
            <text:p>01:45:00</text:p>
          </table:table-cell>
          <table:table-cell table:style-name="ce8" table:formula="of:=[.F11]+[.E12]" office:value-type="time" office:time-value="PT02H15M00S" calcext:value-type="time">
            <text:p>02:15:00</text:p>
          </table:table-cell>
          <table:table-cell table:formula="of:=43*((HOUR([.E12])*60+MINUTE([.E12]))/60)" office:value-type="currency" office:currency="EUR" office:value="75.25" calcext:value-type="currency">
            <text:p>75.25 EUR</text:p>
          </table:table-cell>
          <table:table-cell table:formula="of:=[.G12]+[.H11]" office:value-type="currency" office:currency="EUR" office:value="96.75" calcext:value-type="currency">
            <text:p>96.75 EUR</text:p>
          </table:table-cell>
        </table:table-row>
        <table:table-row table:style-name="ro2">
          <table:table-cell office:value-type="string" calcext:value-type="string">
            <text:p>Task 12</text:p>
          </table:table-cell>
          <table:table-cell office:value-type="date" office:date-value="2024-09-10" calcext:value-type="date">
            <text:p>09/10/24</text:p>
          </table:table-cell>
          <table:table-cell office:value-type="time" office:time-value="PT1093100H08M00.230287649S" calcext:value-type="time">
            <text:p>08:08:00 PM</text:p>
          </table:table-cell>
          <table:table-cell office:value-type="time" office:time-value="PT1093101H22M59.999999888S" calcext:value-type="time">
            <text:p>09:23:00 PM</text:p>
          </table:table-cell>
          <table:table-cell table:style-name="ce8" table:formula="of:=ROUND(([.D13]-[.C13])*24*4)/24/4" office:value-type="time" office:time-value="PT01H15M00S" calcext:value-type="time">
            <text:p>01:15:00</text:p>
          </table:table-cell>
          <table:table-cell table:style-name="ce8" table:formula="of:=[.F12]+[.E13]" office:value-type="time" office:time-value="PT03H30M00S" calcext:value-type="time">
            <text:p>03:30:00</text:p>
          </table:table-cell>
          <table:table-cell table:formula="of:=43*((HOUR([.E13])*60+MINUTE([.E13]))/60)" office:value-type="currency" office:currency="EUR" office:value="53.75" calcext:value-type="currency">
            <text:p>53.75 EUR</text:p>
          </table:table-cell>
          <table:table-cell table:formula="of:=[.G13]+[.H12]" office:value-type="currency" office:currency="EUR" office:value="150.5" calcext:value-type="currency">
            <text:p>150.50 EUR</text:p>
          </table:table-cell>
        </table:table-row>
        <table:table-row table:style-name="ro2">
          <table:table-cell office:value-type="string" calcext:value-type="string">
            <text:p>Task 13</text:p>
          </table:table-cell>
          <table:table-cell office:value-type="date" office:date-value="2024-09-11" calcext:value-type="date">
            <text:p>09/11/24</text:p>
          </table:table-cell>
          <table:table-cell office:value-type="time" office:time-value="PT1093122H07M49.273744617S" calcext:value-type="time">
            <text:p>06:07:49 PM</text:p>
          </table:table-cell>
          <table:table-cell office:value-type="time" office:time-value="PT1093123H35M06.08732421S" calcext:value-type="time">
            <text:p>07:35:06 PM</text:p>
          </table:table-cell>
          <table:table-cell table:style-name="ce8" table:formula="of:=ROUND(([.D14]-[.C14])*24*4)/24/4" office:value-type="time" office:time-value="PT01H30M00S" calcext:value-type="time">
            <text:p>01:30:00</text:p>
          </table:table-cell>
          <table:table-cell table:style-name="ce8" table:formula="of:=[.F13]+[.E14]" office:value-type="time" office:time-value="PT05H00M00S" calcext:value-type="time">
            <text:p>05:00:00</text:p>
          </table:table-cell>
          <table:table-cell table:formula="of:=43*((HOUR([.E14])*60+MINUTE([.E14]))/60)" office:value-type="currency" office:currency="EUR" office:value="64.5" calcext:value-type="currency">
            <text:p>64.50 EUR</text:p>
          </table:table-cell>
          <table:table-cell table:formula="of:=[.G14]+[.H13]" office:value-type="currency" office:currency="EUR" office:value="215" calcext:value-type="currency">
            <text:p>215.00 EUR</text:p>
          </table:table-cell>
        </table:table-row>
        <table:table-row table:style-name="ro2">
          <table:table-cell office:value-type="string" calcext:value-type="string">
            <text:p>Task 14</text:p>
          </table:table-cell>
          <table:table-cell office:value-type="date" office:date-value="2024-09-11" calcext:value-type="date">
            <text:p>09/11/24</text:p>
          </table:table-cell>
          <table:table-cell office:value-type="time" office:time-value="PT1093125H29M25.76196067S" calcext:value-type="time">
            <text:p>09:29:25 PM</text:p>
          </table:table-cell>
          <table:table-cell office:value-type="time" office:time-value="PT1093126H52M06.000000257S" calcext:value-type="time">
            <text:p>10:52:06 PM</text:p>
          </table:table-cell>
          <table:table-cell table:style-name="ce8" table:formula="of:=ROUND(([.D15]-[.C15])*24*4)/24/4" office:value-type="time" office:time-value="PT01H30M00S" calcext:value-type="time">
            <text:p>01:30:00</text:p>
          </table:table-cell>
          <table:table-cell table:style-name="ce8" table:formula="of:=[.F14]+[.E15]" office:value-type="time" office:time-value="PT06H30M00S" calcext:value-type="time">
            <text:p>06:30:00</text:p>
          </table:table-cell>
          <table:table-cell table:formula="of:=43*((HOUR([.E15])*60+MINUTE([.E15]))/60)" office:value-type="currency" office:currency="EUR" office:value="64.5" calcext:value-type="currency">
            <text:p>64.50 EUR</text:p>
          </table:table-cell>
          <table:table-cell table:formula="of:=[.G15]+[.H14]" office:value-type="currency" office:currency="EUR" office:value="279.5" calcext:value-type="currency">
            <text:p>279.50 EUR</text:p>
          </table:table-cell>
        </table:table-row>
        <table:table-row table:style-name="ro2">
          <table:table-cell office:value-type="string" calcext:value-type="string">
            <text:p>Task 15</text:p>
          </table:table-cell>
          <table:table-cell office:value-type="date" office:date-value="2024-09-12" calcext:value-type="date">
            <text:p>09/12/24</text:p>
          </table:table-cell>
          <table:table-cell office:value-type="time" office:time-value="PT1093145H10M24.999999627S" calcext:value-type="time">
            <text:p>05:10:25 PM</text:p>
          </table:table-cell>
          <table:table-cell office:value-type="time" office:time-value="PT1093146H39M24.999999851S" calcext:value-type="time">
            <text:p>06:39:25 PM</text:p>
          </table:table-cell>
          <table:table-cell table:style-name="ce8" table:formula="of:=ROUND(([.D16]-[.C16])*24*4)/24/4" office:value-type="time" office:time-value="PT01H30M00S" calcext:value-type="time">
            <text:p>01:30:00</text:p>
          </table:table-cell>
          <table:table-cell table:style-name="ce8" table:formula="of:=[.F15]+[.E16]" office:value-type="time" office:time-value="PT08H00M00S" calcext:value-type="time">
            <text:p>08:00:00</text:p>
          </table:table-cell>
          <table:table-cell table:formula="of:=43*((HOUR([.E16])*60+MINUTE([.E16]))/60)" office:value-type="currency" office:currency="EUR" office:value="64.5" calcext:value-type="currency">
            <text:p>64.50 EUR</text:p>
          </table:table-cell>
          <table:table-cell table:formula="of:=[.G16]+[.H15]" office:value-type="currency" office:currency="EUR" office:value="344" calcext:value-type="currency">
            <text:p>344.00 EUR</text:p>
          </table:table-cell>
        </table:table-row>
        <table:table-row table:style-name="ro2">
          <table:table-cell office:value-type="string" calcext:value-type="string">
            <text:p>Task 16</text:p>
          </table:table-cell>
          <table:table-cell office:value-type="date" office:date-value="2024-09-12" calcext:value-type="date">
            <text:p>09/12/24</text:p>
          </table:table-cell>
          <table:table-cell office:value-type="time" office:time-value="PT1093149H10M25.000001304S" calcext:value-type="time">
            <text:p>09:10:25 PM</text:p>
          </table:table-cell>
          <table:table-cell office:value-type="time" office:time-value="PT1093150H53M39.175601285S" calcext:value-type="time">
            <text:p>10:53:39 PM</text:p>
          </table:table-cell>
          <table:table-cell table:style-name="ce8" table:formula="of:=ROUND(([.D17]-[.C17])*24*4)/24/4" office:value-type="time" office:time-value="PT01H45M00S" calcext:value-type="time">
            <text:p>01:45:00</text:p>
          </table:table-cell>
          <table:table-cell table:style-name="ce8" table:formula="of:=[.F16]+[.E17]" office:value-type="time" office:time-value="PT09H45M00S" calcext:value-type="time">
            <text:p>09:45:00</text:p>
          </table:table-cell>
          <table:table-cell table:formula="of:=43*((HOUR([.E17])*60+MINUTE([.E17]))/60)" office:value-type="currency" office:currency="EUR" office:value="75.25" calcext:value-type="currency">
            <text:p>75.25 EUR</text:p>
          </table:table-cell>
          <table:table-cell table:formula="of:=[.G17]+[.H16]" office:value-type="currency" office:currency="EUR" office:value="419.25" calcext:value-type="currency">
            <text:p>419.25 EUR</text:p>
          </table:table-cell>
        </table:table-row>
        <table:table-row table:style-name="ro2">
          <table:table-cell office:value-type="string" calcext:value-type="string">
            <text:p>Task 17</text:p>
          </table:table-cell>
          <table:table-cell office:value-type="date" office:date-value="2024-09-13T22:53:39" calcext:value-type="date">
            <text:p>09/13/24</text:p>
          </table:table-cell>
          <table:table-cell office:value-type="time" office:time-value="PT1093172H00M38.999999687S" calcext:value-type="time">
            <text:p>08:00:39 PM</text:p>
          </table:table-cell>
          <table:table-cell office:value-type="time" office:time-value="PT1093173H57M57.501381095S" calcext:value-type="time">
            <text:p>09:57:57 PM</text:p>
          </table:table-cell>
          <table:table-cell table:style-name="ce8" table:formula="of:=ROUND(([.D18]-[.C18])*24*4)/24/4" office:value-type="time" office:time-value="PT02H00M00S" calcext:value-type="time">
            <text:p>02:00:00</text:p>
          </table:table-cell>
          <table:table-cell table:style-name="ce8" table:formula="of:=[.F17]+[.E18]" office:value-type="time" office:time-value="PT11H45M00S" calcext:value-type="time">
            <text:p>11:45:00</text:p>
          </table:table-cell>
          <table:table-cell table:formula="of:=43*((HOUR([.E18])*60+MINUTE([.E18]))/60)" office:value-type="currency" office:currency="EUR" office:value="86" calcext:value-type="currency">
            <text:p>86.00 EUR</text:p>
          </table:table-cell>
          <table:table-cell table:formula="of:=[.G18]+[.H17]" office:value-type="currency" office:currency="EUR" office:value="505.25" calcext:value-type="currency">
            <text:p>505.25 EUR</text:p>
          </table:table-cell>
        </table:table-row>
        <table:table-row table:style-name="ro2">
          <table:table-cell office:value-type="string" calcext:value-type="string">
            <text:p>Task 18</text:p>
          </table:table-cell>
          <table:table-cell office:value-type="date" office:date-value="2024-09-14" calcext:value-type="date">
            <text:p>09/14/24</text:p>
          </table:table-cell>
          <table:table-cell office:value-type="time" office:time-value="PT1093187H13M07.000000197S" calcext:value-type="time">
            <text:p>11:13:07 AM</text:p>
          </table:table-cell>
          <table:table-cell office:value-type="time" office:time-value="PT1093188H03M07.087383773S" calcext:value-type="time">
            <text:p>12:03:07 PM</text:p>
          </table:table-cell>
          <table:table-cell table:style-name="ce8" table:formula="of:=ROUND(([.D19]-[.C19])*24*4)/24/4" office:value-type="time" office:time-value="PT00H45M00S" calcext:value-type="time">
            <text:p>00:45:00</text:p>
          </table:table-cell>
          <table:table-cell table:style-name="ce8" table:formula="of:=[.F18]+[.E19]" office:value-type="time" office:time-value="PT12H30M00S" calcext:value-type="time">
            <text:p>12:30:00</text:p>
          </table:table-cell>
          <table:table-cell table:formula="of:=43*((HOUR([.E19])*60+MINUTE([.E19]))/60)" office:value-type="currency" office:currency="EUR" office:value="32.25" calcext:value-type="currency">
            <text:p>32.25 EUR</text:p>
          </table:table-cell>
          <table:table-cell table:formula="of:=[.G19]+[.H18]" office:value-type="currency" office:currency="EUR" office:value="537.5" calcext:value-type="currency">
            <text:p>537.50 EUR</text:p>
          </table:table-cell>
        </table:table-row>
        <table:table-row table:style-name="ro2">
          <table:table-cell office:value-type="string" calcext:value-type="string">
            <text:p>Task 19</text:p>
          </table:table-cell>
          <table:table-cell office:value-type="date" office:date-value="2024-09-14" calcext:value-type="date">
            <text:p>09/14/24</text:p>
          </table:table-cell>
          <table:table-cell office:value-type="time" office:time-value="PT1093187H13M07.000000197S" calcext:value-type="time">
            <text:p>11:13:07 AM</text:p>
          </table:table-cell>
          <table:table-cell office:value-type="time" office:time-value="PT1093192H06M57.576423939S" calcext:value-type="time">
            <text:p>04:06:57 PM</text:p>
          </table:table-cell>
          <table:table-cell table:style-name="ce8" table:formula="of:=ROUND(([.D20]-[.C20])*24*4)/24/4" office:value-type="time" office:time-value="PT05H00M00S" calcext:value-type="time">
            <text:p>05:00:00</text:p>
          </table:table-cell>
          <table:table-cell table:style-name="ce8" table:formula="of:=[.F19]+[.E20]" office:value-type="time" office:time-value="PT17H30M00S" calcext:value-type="time">
            <text:p>17:30:00</text:p>
          </table:table-cell>
          <table:table-cell table:formula="of:=43*((HOUR([.E20])*60+MINUTE([.E20]))/60)" office:value-type="currency" office:currency="EUR" office:value="215" calcext:value-type="currency">
            <text:p>215.00 EUR</text:p>
          </table:table-cell>
          <table:table-cell table:formula="of:=[.G20]+[.H19]" office:value-type="currency" office:currency="EUR" office:value="752.5" calcext:value-type="currency">
            <text:p>752.50 EUR</text:p>
          </table:table-cell>
        </table:table-row>
        <table:table-row table:style-name="ro2">
          <table:table-cell office:value-type="string" calcext:value-type="string">
            <text:p>Task 20</text:p>
          </table:table-cell>
          <table:table-cell office:value-type="date" office:date-value="2024-09-16" calcext:value-type="date">
            <text:p>09/16/24</text:p>
          </table:table-cell>
          <table:table-cell office:value-type="time" office:time-value="PT1093240H11M48.935281634S" calcext:value-type="time">
            <text:p>04:11:48 PM</text:p>
          </table:table-cell>
          <table:table-cell office:value-type="time" office:time-value="PT1093241H01M06.00000076S" calcext:value-type="time">
            <text:p>05:01:06 PM</text:p>
          </table:table-cell>
          <table:table-cell table:style-name="ce8" table:formula="of:=ROUND(([.D21]-[.C21])*24*4)/24/4" office:value-type="time" office:time-value="PT00H45M00S" calcext:value-type="time">
            <text:p>00:45:00</text:p>
          </table:table-cell>
          <table:table-cell table:style-name="ce8" table:formula="of:=0+[.E21]" office:value-type="time" office:time-value="PT00H45M00S" calcext:value-type="time">
            <text:p>00:45:00</text:p>
          </table:table-cell>
          <table:table-cell table:formula="of:=43*((HOUR([.E21])*60+MINUTE([.E21]))/60)" office:value-type="currency" office:currency="EUR" office:value="32.25" calcext:value-type="currency">
            <text:p>32.25 EUR</text:p>
          </table:table-cell>
          <table:table-cell table:formula="of:=[.G21]+0" office:value-type="currency" office:currency="EUR" office:value="32.25" calcext:value-type="currency">
            <text:p>32.25 EUR</text:p>
          </table:table-cell>
        </table:table-row>
        <table:table-row table:style-name="ro2">
          <table:table-cell office:value-type="string" calcext:value-type="string">
            <text:p>Task 21</text:p>
          </table:table-cell>
          <table:table-cell office:value-type="date" office:date-value="2024-09-16" calcext:value-type="date">
            <text:p>09/16/24</text:p>
          </table:table-cell>
          <table:table-cell office:value-type="time" office:time-value="PT1093241H18M20.975452177S" calcext:value-type="time">
            <text:p>05:18:20 PM</text:p>
          </table:table-cell>
          <table:table-cell office:value-type="time" office:time-value="PT1093242H51M19.999999981S" calcext:value-type="time">
            <text:p>06:51:20 PM</text:p>
          </table:table-cell>
          <table:table-cell table:style-name="ce8" table:formula="of:=ROUND(([.D22]-[.C22])*24*4)/24/4" office:value-type="time" office:time-value="PT01H30M00S" calcext:value-type="time">
            <text:p>01:30:00</text:p>
          </table:table-cell>
          <table:table-cell table:style-name="ce8" table:formula="of:=[.F21]+[.E22]" office:value-type="time" office:time-value="PT02H15M00S" calcext:value-type="time">
            <text:p>02:15:00</text:p>
          </table:table-cell>
          <table:table-cell table:formula="of:=43*((HOUR([.E22])*60+MINUTE([.E22]))/60)" office:value-type="currency" office:currency="EUR" office:value="64.5" calcext:value-type="currency">
            <text:p>64.50 EUR</text:p>
          </table:table-cell>
          <table:table-cell table:formula="of:=[.G22]+[.H21]" office:value-type="currency" office:currency="EUR" office:value="96.75" calcext:value-type="currency">
            <text:p>96.75 EUR</text:p>
          </table:table-cell>
        </table:table-row>
        <table:table-row table:style-name="ro2">
          <table:table-cell office:value-type="string" calcext:value-type="string">
            <text:p>Task 22</text:p>
          </table:table-cell>
          <table:table-cell office:value-type="date" office:date-value="2024-09-17" calcext:value-type="date">
            <text:p>09/17/24</text:p>
          </table:table-cell>
          <table:table-cell office:value-type="time" office:time-value="PT1093258H37M08.646179661S" calcext:value-type="time">
            <text:p>10:37:08 AM</text:p>
          </table:table-cell>
          <table:table-cell office:value-type="time" office:time-value="PT1093259H06M57.878900841S" calcext:value-type="time">
            <text:p>11:06:57 AM</text:p>
          </table:table-cell>
          <table:table-cell table:style-name="ce8" table:formula="of:=ROUND(([.D23]-[.C23])*24*4)/24/4" office:value-type="time" office:time-value="PT00H30M00S" calcext:value-type="time">
            <text:p>00:30:00</text:p>
          </table:table-cell>
          <table:table-cell table:style-name="ce8" table:formula="of:=[.F22]+[.E23]" office:value-type="time" office:time-value="PT02H45M00S" calcext:value-type="time">
            <text:p>02:45:00</text:p>
          </table:table-cell>
          <table:table-cell table:formula="of:=43*((HOUR([.E23])*60+MINUTE([.E23]))/60)" office:value-type="currency" office:currency="EUR" office:value="21.5" calcext:value-type="currency">
            <text:p>21.50 EUR</text:p>
          </table:table-cell>
          <table:table-cell table:formula="of:=[.G23]+[.H22]" office:value-type="currency" office:currency="EUR" office:value="118.25" calcext:value-type="currency">
            <text:p>118.25 EUR</text:p>
          </table:table-cell>
        </table:table-row>
        <table:table-row table:style-name="ro2">
          <table:table-cell table:number-columns-repeated="4"/>
          <table:table-cell table:style-name="ce8" table:formula="of:=ROUND(([.D24]-[.C24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4])*60+MINUTE([.E24]))/60)" office:value-type="currency" office:currency="EUR" office:value="0" calcext:value-type="currency">
            <text:p>0.00 EUR</text:p>
          </table:table-cell>
          <table:table-cell table:formula="of:=[.G24]+[.H23]" office:value-type="currency" office:currency="EUR" office:value="118.25" calcext:value-type="currency">
            <text:p>118.25 EUR</text:p>
          </table:table-cell>
        </table:table-row>
        <table:table-row table:style-name="ro2">
          <table:table-cell table:number-columns-repeated="4"/>
          <table:table-cell table:style-name="ce8" table:formula="of:=ROUND(([.D25]-[.C25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5])*60+MINUTE([.E25]))/60)" office:value-type="currency" office:currency="EUR" office:value="0" calcext:value-type="currency">
            <text:p>0.00 EUR</text:p>
          </table:table-cell>
          <table:table-cell/>
        </table:table-row>
        <table:table-row table:style-name="ro2">
          <table:table-cell table:number-columns-repeated="4"/>
          <table:table-cell table:style-name="ce8" table:formula="of:=ROUND(([.D26]-[.C26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6])*60+MINUTE([.E26]))/60)" office:value-type="currency" office:currency="EUR" office:value="0" calcext:value-type="currency">
            <text:p>0.00 EUR</text:p>
          </table:table-cell>
          <table:table-cell/>
        </table:table-row>
        <table:table-row table:style-name="ro2">
          <table:table-cell table:number-columns-repeated="4"/>
          <table:table-cell table:style-name="ce8" table:formula="of:=ROUND(([.D27]-[.C27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7])*60+MINUTE([.E27]))/60)" office:value-type="currency" office:currency="EUR" office:value="0" calcext:value-type="currency">
            <text:p>0.00 EUR</text:p>
          </table:table-cell>
          <table:table-cell/>
        </table:table-row>
        <table:table-row table:style-name="ro2">
          <table:table-cell table:number-columns-repeated="4"/>
          <table:table-cell table:style-name="ce8" table:formula="of:=ROUND(([.D28]-[.C28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8])*60+MINUTE([.E28]))/60)" office:value-type="currency" office:currency="EUR" office:value="0" calcext:value-type="currency">
            <text:p>0.00 EUR</text:p>
          </table:table-cell>
          <table:table-cell/>
        </table:table-row>
        <table:table-row table:style-name="ro2">
          <table:table-cell table:number-columns-repeated="4"/>
          <table:table-cell table:style-name="ce8" table:formula="of:=ROUND(([.D29]-[.C29])*24*4)/24/4" office:value-type="time" office:time-value="PT00H00M00S" calcext:value-type="time">
            <text:p>00:00:00</text:p>
          </table:table-cell>
          <table:table-cell table:style-name="ce8"/>
          <table:table-cell table:formula="of:=43*((HOUR([.E29])*60+MINUTE([.E29]))/60)" office:value-type="currency" office:currency="EUR" office:value="0" calcext:value-type="currency">
            <text:p>0.00 EUR</text:p>
          </table:table-cell>
          <table:table-cell/>
        </table:table-row>
        <table:table-row table:style-name="ro2">
          <table:table-cell table:number-columns-repeated="4"/>
          <table:table-cell table:style-name="ce8" table:formula="of:=ROUND(([.D30]-[.C30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1]-[.C31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2]-[.C32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3]-[.C33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4]-[.C34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5]-[.C35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6]-[.C36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7]-[.C37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8]-[.C38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39]-[.C39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40]-[.C40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41]-[.C41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42]-[.C42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43]-[.C43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44]-[.C44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45]-[.C45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>
          <table:table-cell table:number-columns-repeated="4"/>
          <table:table-cell table:style-name="ce8" table:formula="of:=ROUND(([.D46]-[.C46])*24*4)/24/4" office:value-type="time" office:time-value="PT00H00M00S" calcext:value-type="time">
            <text:p>00:00:00</text:p>
          </table:table-cell>
          <table:table-cell table:style-name="ce8"/>
          <table:table-cell table:number-columns-repeated="2"/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5:35:38.574191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35:59.162939669</meta:creation-date>
    <meta:generator>LibreOffice/24.2.5.2$Linux_X86_64 LibreOffice_project/420$Build-2</meta:generator>
    <dc:date>2024-10-31T15:49:47.882813763</dc:date>
    <meta:editing-duration>P4DT21H14M41S</meta:editing-duration>
    <meta:editing-cycles>40</meta:editing-cycles>
    <meta:document-statistic meta:table-count="1" meta:cell-count="214" meta:object-count="0"/>
  </office:meta>
</office:document-meta>
</file>